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the door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Simultaneously, all eyes turned to her. And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Great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She hadn’t.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called out to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was a close friend of yours,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 <text:span text:style-name="T1">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reach out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you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as alright around her, and there was nothing to worry about, and you were by her side. There was nothing extraordinary about what she wished for, so why did it feel impossible? Why did it feel like a far-fetched dream? <text:span text:style-name="T1">Maybe because I don’t know if I can even take the first step towards this dream,</text:span> maybe she felt she lacked the courage to do that.</text:p>
      <text:p text:style-name="Normal">But at the same time, <text:span text:style-name="T1">I don’t want to give up. Even if I’m destined to fail, I at least want to try. So...</text:span> Her steps were uncertain, they almost felt awkward, but even as she waded through her negativity, even as she was plagued by doubt, this girl walked on, searching for a happiness that might never be.</text:p>
      <text:p text:style-name="Normal"/>
      <text:p text:style-name="Normal">A cool breeze blew in through the library’s open windows. At hours like these, the place was mostly empty; usually only a few spent their lunch break here, and most were stray students who came in for one reason or another. For instance, some came in to read a book, others came in with homework they needed to finish, and others still just wanted a peaceful refuge away from the sun. Today, there was even someone who skipped lunch to confess to their crush.</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